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ingbats" svg:font-family="Dingbats" style:font-pitch="variable" style:font-charset="x-symbol"/>
    <style:font-face style:name="StarSymbol" svg:font-family="StarSymbol, 'Arial Unicode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Intestazione" style:family="table">
      <style:table-properties style:width="12cm" fo:margin-left="2.79cm" fo:margin-right="2.799cm" table:align="margins"/>
    </style:style>
    <style:style style:name="Intestazione.A" style:family="table-column">
      <style:table-column-properties style:column-width="4.001cm" style:rel-column-width="21848*"/>
    </style:style>
    <style:style style:name="Intestazione.B" style:family="table-column">
      <style:table-column-properties style:column-width="7.999cm" style:rel-column-width="43687*"/>
    </style:style>
    <style:style style:name="Intestazione.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list-style-name="L3">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8.493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8.493cm" fo:margin-right="0cm" fo:text-align="center" style:justify-single-word="false"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start" style:justify-single-word="false" fo:break-before="page"/>
      <style:text-properties fo:font-size="10pt" fo:font-weight="normal" style:font-size-asian="10pt" style:font-weight-asian="normal" style:font-size-complex="10pt" style:font-weight-complex="normal"/>
    </style:style>
    <style:style style:name="P11" style:family="paragraph" style:parent-style-name="Standard" style:master-page-name="">
      <style:paragraph-properties style:page-number="auto" fo:keep-with-next="always"/>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keep-with-next="always"/>
      <style:text-properties fo:font-size="10pt" fo:font-weight="normal" style:font-size-asian="10pt" style:font-weight-asian="normal" style:font-size-complex="10pt" style:font-weight-complex="normal"/>
    </style:style>
    <style:style style:name="P13"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alutation}</text:p>
      <text:p text:style-name="P3"/>
      <text:p text:style-name="P4">qui sotto trovi una scheda riassuntiva del progetto che stai coordinando. In essa troverai riepilogate delle scadenze che erano state indicate nel progetto presentato a ottobre e per le quali quest'anno vorremmo operare, nell'ambito del Progetto Qualità, un monitoraggio.</text:p>
      <text:p text:style-name="P4"/>
      <text:p text:style-name="P5"><text:span text:style-name="T1">Ti chiedo per cortesia di:</text:span></text:p>
      <text:list xml:id="list542935264" text:style-name="L3">
        <text:list-item>
          <text:p text:style-name="P6"><text:span text:style-name="T1">controllare che i dati qui riportati siano corretti, segnalandomi eventuali imprecisioni;</text:span></text:p>
        </text:list-item>
        <text:list-item>
          <text:p text:style-name="P6"><text:span text:style-name="T1">comunicarmi, per le scadenze già passate, se la prevista attività:</text:span></text:p>
          <text:list>
            <text:list-item>
              <text:p text:style-name="P6"><text:span text:style-name="T1">si è svolta regolarmente</text:span></text:p>
            </text:list-item>
            <text:list-item>
              <text:p text:style-name="P6"><text:span text:style-name="T1">è stata svolta solo parzialmente</text:span></text:p>
            </text:list-item>
            <text:list-item>
              <text:p text:style-name="P6"><text:span text:style-name="T1">è stata posticipata</text:span></text:p>
            </text:list-item>
            <text:list-item>
              <text:p text:style-name="P6"><text:span text:style-name="T1">non è stata svolta</text:span></text:p>
            </text:list-item>
          </text:list>
        </text:list-item>
        <text:list-item>
          <text:p text:style-name="P6"><text:span text:style-name="T1">comunicarmi eventuali note aggiuntive, integrazioni, commenti, ecc.</text:span></text:p>
        </text:list-item>
      </text:list>
      <text:p text:style-name="P5"><text:span text:style-name="T1"/></text:p>
      <text:p text:style-name="P7"><text:span text:style-name="T2">Per snellire le cose, preferirei che le comunicazioni avvenissero per posta elettronica. Puoi inviarmi le informazioni richieste all'indirizzo </text:span><text:a xlink:type="simple" xlink:href="mailto:loris.tissino@mattiussilab.net"><text:span text:style-name="T2">loris.tissino@mattiussilab.net</text:span></text:a><text:span text:style-name="T2">.</text:span></text:p>
      <text:p text:style-name="P5"><text:span text:style-name="T1"/></text:p>
      <text:p text:style-name="P4">Ti informo inoltre che è in fase di sviluppo un modulo dell'applicazione SchoolMesh (usata attualmente per i piani di lavoro) dedicato alla gestione dei progetti. Tramite l'applicazione, il responsabile del progetto potrà aggiornare direttamente la situazione, e le persone coinvolte potranno compilare on-line, direttamente, il registro delle attività svolte. Sono alla ricerca di persone disponibili per dei test di funzionamento, in modo da raccogliere utili indicazioni per lo sviluppo. Se sei disponibile per questo, ti prego di farmelo sapere.</text:p>
      <text:p text:style-name="P4"/>
      <text:p text:style-name="P4">Grazie,</text:p>
      <text:p text:style-name="P9">Loris Tissino</text:p>
      <text:p text:style-name="P8"/>
      <text:p text:style-name="P2">SCHEDA RIASSUNTIVA PROGETTO</text:p>
      <text:p text:style-name="P1"/>
      <text:p text:style-name="P1">Anno scolastico {year}</text:p>
      <text:p text:style-name="Standard"/>
      <table:table table:name="Intestazione" table:style-name="Intestazione">
        <table:table-column table:style-name="Intestazione.A"/>
        <table:table-column table:style-name="Intestazione.B"/>
        <table:table-row>
          <table:table-cell table:style-name="Intestazione.A1" office:value-type="string">
            <text:p text:style-name="Table_20_Contents">Responsabile:</text:p>
          </table:table-cell>
          <table:table-cell table:style-name="Intestazione.A1" office:value-type="string">
            <text:p text:style-name="Table_20_Contents">{coordinator} </text:p>
          </table:table-cell>
        </table:table-row>
        <table:table-row>
          <table:table-cell table:style-name="Intestazione.A1" office:value-type="string">
            <text:p text:style-name="Table_20_Contents">Titolo:</text:p>
          </table:table-cell>
          <table:table-cell table:style-name="Intestazione.A1" office:value-type="string">
            <text:p text:style-name="Table_20_Contents">{title}</text:p>
          </table:table-cell>
        </table:table-row>
        <table:table-row>
          <table:table-cell table:style-name="Intestazione.A1" office:value-type="string">
            <text:p text:style-name="Table_20_Contents">Categoria:</text:p>
          </table:table-cell>
          <table:table-cell table:style-name="Intestazione.A1" office:value-type="string">
            <text:p text:style-name="Table_20_Contents">{category}</text:p>
          </table:table-cell>
        </table:table-row>
        <table:table-row>
          <table:table-cell table:style-name="Intestazione.A1" office:value-type="string">
            <text:p text:style-name="Table_20_Contents">Ore approvate:</text:p>
          </table:table-cell>
          <table:table-cell table:style-name="Intestazione.A1" office:value-type="string">
            <text:p text:style-name="Table_20_Contents">{hours_approved}</text:p>
          </table:table-cell>
        </table:table-row>
      </table:table>
      <text:p text:style-name="Standard"/>
      <text:p text:style-name="Standard"/>
      <text:p text:style-name="Standard">[!-- BEGIN deadlines --]</text:p>
      <text:p text:style-name="P11">{infoDescription}</text:p>
      <text:p text:style-name="P12">Scadenza: {infoDeadlineDate}</text:p>
      <text:p text:style-name="Standard">Incaricato: {infoAssignee}</text:p>
      <text:p text:style-name="Standard">[!-- END deadli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ngbats" svg:font-family="Dingbats" style:font-pitch="variable" style:font-charset="x-symbol"/>
    <style:font-face style:name="StarSymbol" svg:font-family="StarSymbol, 'Arial Unicode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choolmeshpagebreak" style:family="paragraph" style:parent-style-name="Standard" style:next-style-name="Standard" style:class="text" style:master-page-name="">
      <style:paragraph-properties style:page-number="auto" fo:break-before="pag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choolmeshem" style:family="text">
      <style:text-properties fo:font-style="italic" style:font-size-asian="10.5pt"/>
    </style:style>
    <style:style style:name="Strong_20_Emphasis" style:display-name="Strong Emphasis" style:family="text">
      <style:text-properties fo:font-weight="bold" style:font-weight-asian="bold" style:font-weight-complex="bold"/>
    </style:style>
    <style:style style:name="schoolmeshsup"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schoolmeshsub" style:family="text">
      <style:text-properties style:text-position="sub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ina <text:page-number text:select-page="current">1</text:page-number> di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11-12T18:07:25</meta:creation-date>
    <dc:date>2010-01-24T20:01:03</dc:date>
    <meta:editing-cycles>39</meta:editing-cycles>
    <meta:editing-duration>PT05H38M45S</meta:editing-duration>
    <dc:creator>Loris </dc:creator>
    <meta:document-statistic meta:table-count="1" meta:image-count="0" meta:object-count="0" meta:page-count="1" meta:paragraph-count="30" meta:word-count="231" meta:character-count="1651"/>
    <meta:user-defined meta:name="Info 1"/>
    <meta:user-defined meta:name="Info 2"/>
    <meta:user-defined meta:name="Info 3"/>
    <meta:user-defined meta:name="Info 4"/>
  </office:meta>
</office:document-meta>
</file>